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800000068E96E7410ABB75B79.png" manifest:media-type="image/png"/>
  <manifest:file-entry manifest:full-path="Pictures/10001E8E00000C3D00000C3DB3AAF3CE1EBD192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65cm" fo:min-width="5.3cm"/>
    </style:style>
    <style:style style:name="gr2" style:family="graphic" style:parent-style-name="standard">
      <style:graphic-properties draw:fill-color="#99ff33" draw:textarea-horizontal-align="justify" draw:textarea-vertical-align="middle" draw:auto-grow-height="false" fo:min-height="1.25cm" fo:min-width="5.009cm"/>
    </style:style>
    <style:style style:name="gr3" style:family="graphic" style:parent-style-name="standard">
      <style:graphic-properties draw:fill-color="#99ff66" draw:textarea-horizontal-align="justify" draw:textarea-vertical-align="middle" draw:auto-grow-height="false" fo:min-height="1.25cm" fo:min-width="5.009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1.25cm" fo:min-width="9.3cm"/>
    </style:style>
    <style:style style:name="gr5" style:family="graphic" style:parent-style-name="standard">
      <style:graphic-properties draw:fill-color="#00ccff" draw:textarea-horizontal-align="justify" draw:textarea-vertical-align="middle" draw:auto-grow-height="false" fo:min-height="1.25cm" fo:min-width="1.6cm"/>
    </style:style>
    <style:style style:name="gr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99ff33"/>
      <style:paragraph-properties fo:text-align="center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-color="#00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8cm" svg:height="4.9cm" svg:x="1.4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7.7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13.9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1.4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7.7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13.9cm" svg:y="1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1.4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7.7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13.9cm" svg:y="1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1.4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7.7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cm" svg:height="4.9cm" svg:x="13.9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09cm" svg:height="1.5cm" draw:transform="skewX (0.0136135681655558) translate (13.911cm 1.5cm)">
          <text:p text:style-name="P1"><text:s/>Регистрация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09cm" svg:height="1.5cm" draw:transform="skewX (0.0136135681655558) translate (13.92cm 3.6cm)">
          <text:p text:style-name="P1">Вход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8cm" svg:height="1.5cm" svg:x="1.4cm" svg:y="3.6cm">
          <text:p text:style-name="P4">wood_art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1cm" svg:height="1.5cm" svg:x="11.5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cm" svg:height="1.4cm" svg:x="11.7cm" svg:y="3.6cm">
          <draw:image xlink:href="Pictures/10001E8E00000C3D00000C3DB3AAF3CE1EBD1924.svg" xlink:type="simple" xlink:show="embed" xlink:actuate="onLoad">
            <text:p/>
          </draw:image>
          <draw:image xlink:href="Pictures/100002010000006800000068E96E7410ABB75B79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3T20:14:27.227390861</meta:creation-date>
    <dc:date>2017-04-13T20:29:04.689447606</dc:date>
    <meta:editing-duration>PT1M21S</meta:editing-duration>
    <meta:editing-cycles>1</meta:editing-cycles>
    <meta:document-statistic meta:object-count="17"/>
    <meta:generator>LibreOffice/5.1.6.2$Linux_X86_64 LibreOffice_project/10m0$Build-2</meta:generator>
  </office:meta>
</office:document-meta>
</file>